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22pt" officeooo:rsid="00195a35" style:font-size-asian="22pt" style:font-size-complex="2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b3421" style:font-size-asian="22pt" style:font-size-complex="2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22pt" officeooo:rsid="00195a35" officeooo:paragraph-rsid="001d1717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2pt" officeooo:rsid="00195a35" style:font-size-asian="22pt" style:font-size-complex="2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22pt" style:font-size-asian="22pt" style:font-size-complex="2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22pt" officeooo:paragraph-rsid="001b3421" style:font-size-asian="22pt" style:font-size-complex="2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22pt" officeooo:paragraph-rsid="0022a584" style:font-size-asian="22pt" style:font-size-complex="2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22pt" officeooo:paragraph-rsid="00268134" style:font-size-asian="22pt" style:font-size-complex="2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2pt" officeooo:rsid="001b3421" officeooo:paragraph-rsid="001b3421" style:font-size-asian="22pt" style:font-size-complex="2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22pt" officeooo:rsid="001d1717" officeooo:paragraph-rsid="001d1717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22pt" officeooo:rsid="0022a584" officeooo:paragraph-rsid="0022a584" style:font-size-asian="22pt" style:font-size-complex="2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22pt" officeooo:rsid="0023a44c" officeooo:paragraph-rsid="0023a44c" style:font-size-asian="22pt" style:font-size-complex="22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87911" style:font-size-asian="22pt" style:font-size-complex="22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2pt" officeooo:rsid="00287911" officeooo:paragraph-rsid="002cb1ef" style:font-size-asian="22pt" style:font-size-complex="2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28pt" officeooo:rsid="0022a584" officeooo:paragraph-rsid="0022a584" style:font-size-asian="28pt" style:font-size-complex="28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Arial" fo:font-size="22pt" officeooo:rsid="001d1717" officeooo:paragraph-rsid="001d1717" style:font-size-asian="22pt" style:font-size-complex="22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Arial" fo:font-size="22pt" officeooo:rsid="002811be" officeooo:paragraph-rsid="002811be" style:font-size-asian="22pt" style:font-size-complex="22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Arial" fo:font-size="22pt" officeooo:rsid="002cb1ef" officeooo:paragraph-rsid="002cb1ef" style:font-size-asian="22pt" style:font-size-complex="22pt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Arial" fo:font-size="28pt" officeooo:rsid="0022a584" officeooo:paragraph-rsid="0022a584" style:font-size-asian="28pt" style:font-size-complex="28pt"/>
    </style:style>
    <style:style style:name="T1" style:family="text">
      <style:text-properties officeooo:rsid="00195a35"/>
    </style:style>
    <style:style style:name="T2" style:family="text">
      <style:text-properties fo:font-style="normal" fo:font-weight="normal" style:font-style-asian="normal" style:font-weight-asian="normal"/>
    </style:style>
    <style:style style:name="T3" style:family="text">
      <style:text-properties fo:font-style="normal" fo:font-weight="normal" officeooo:rsid="001b3421" style:font-style-asian="normal" style:font-weight-asian="normal"/>
    </style:style>
    <style:style style:name="T4" style:family="text">
      <style:text-properties fo:font-style="normal" fo:font-weight="normal" officeooo:rsid="00268134" style:font-style-asian="normal" style:font-weight-asian="normal"/>
    </style:style>
    <style:style style:name="T5" style:family="text">
      <style:text-properties officeooo:rsid="001b3421"/>
    </style:style>
    <style:style style:name="T6" style:family="text">
      <style:text-properties officeooo:rsid="001d1717"/>
    </style:style>
    <style:style style:name="T7" style:family="text">
      <style:text-properties officeooo:rsid="001ecf0a"/>
    </style:style>
    <style:style style:name="T8" style:family="text">
      <style:text-properties officeooo:rsid="0022a584"/>
    </style:style>
    <style:style style:name="T9" style:family="text">
      <style:text-properties officeooo:rsid="0023a44c"/>
    </style:style>
    <style:style style:name="T10" style:family="text">
      <style:text-properties officeooo:rsid="00256286"/>
    </style:style>
    <style:style style:name="T11" style:family="text">
      <style:text-properties officeooo:rsid="00268134"/>
    </style:style>
    <style:style style:name="T12" style:family="text">
      <style:text-properties officeooo:rsid="002a3899"/>
    </style:style>
    <style:style style:name="T13" style:family="text">
      <style:text-properties officeooo:rsid="002ab3cf"/>
    </style:style>
    <style:style style:name="T14" style:family="text">
      <style:text-properties officeooo:rsid="002cb1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TRIS</text:p>
      <text:p text:style-name="P4"/>
      <text:p text:style-name="P2"><text:span text:style-name="T2"><text:tab/>Desde que tenemos uso de razón somos </text:span>alimentados con diversas ideas, provenientes de: películas, televisión, canciones, libros, comentarios <text:span text:style-name="T5">de familiares o amigos</text:span>.</text:p>
      <text:p text:style-name="P2"><text:tab/></text:p>
      <text:p text:style-name="P6"><text:span text:style-name="T1"><text:tab/>Quiero comparar mi interacción con una idea <text:s/>al TETRIS: </text:span><text:span text:style-name="T2">El objetivo del Tetris es usar los </text:span>tetrónimos (figuras de 4 cuadrados), que caen continuamente , para completar líneas horizontales.</text:p>
      <text:p text:style-name="P5"><text:s/></text:p>
      <text:p text:style-name="P5"><text:span text:style-name="T2"><text:tab/>Mi exposicion trata sobre una idea en particular. </text:span><text:span text:style-name="T3">E</text:span>sta idea llegó a mí y completó las líneas horizontales de mi Tetris mental.</text:p>
      <text:p text:style-name="P5"><text:s/></text:p>
      <text:p text:style-name="P9"><text:s/><text:span text:style-name="T2">&lt;Mostrar libro&gt;</text:span></text:p>
      <text:p text:style-name="P5"><text:s/><text:span text:style-name="T6">TRANSICIÓN:</text:span></text:p>
      <text:p text:style-name="P5"><text:span text:style-name="T2">¡¡Lo que s</text:span><text:span text:style-name="T3">e</text:span><text:span text:style-name="T2">ntí al leer este libro… !!</text:span></text:p>
      <text:p text:style-name="P5"><text:span text:style-name="T2">Hace falta el talento de un poeta para explicarlo </text:span>con palabras.</text:p>
      <text:p text:style-name="P1"/>
      <text:p text:style-name="P18">ODI ET AMO</text:p>
      <text:p text:style-name="P12"/>
      <text:p text:style-name="P11">“Odio y amo.</text:p>
      <text:p text:style-name="P11">¿Cómo es posible?, preguntarás acaso. </text:p>
      <text:p text:style-name="P11">No lo sé, pero siento que me ocurre y me atormenta”</text:p>
      <text:p text:style-name="P11"/>
      <text:p text:style-name="P11">Hay una versión que todos hemos escuchado sobre un <text:span text:style-name="T7">camino luminoso</text:span> que recorrer. Hay tres palabras <text:span text:style-name="T7">tan</text:span> de moda <text:span text:style-name="T7">que</text:span> se recitan como un mantra:</text:p>
      <text:p text:style-name="P11"/>
      <text:p text:style-name="P11">Educación. Emprendimiento. Innovación.!</text:p>
      <text:p text:style-name="P11">Educación. Emprendimiento. Innovación.!!</text:p>
      <text:p text:style-name="P11">Educación. Emprendimiento. Innovación.!!!</text:p>
      <text:p text:style-name="P11"/>
      <text:p text:style-name="P11">TRANSICIÓN</text:p>
      <text:p text:style-name="P11">¿Quién pondría en duda la valides de estas exhortaciones?</text:p>
      <text:p text:style-name="P11"/>
      <text:p text:style-name="P11">“El que estudia triunfa”</text:p>
      <text:p text:style-name="P11">“Crea tu propia empresa”</text:p>
      <text:p text:style-name="P11">“Sé innovador”</text:p>
      <text:p text:style-name="P3">“<text:span text:style-name="T7">El dinero no lo es todo</text:span>”</text:p>
      <text:p text:style-name="P21">DARTH KIYOSAKI</text:p>
      <text:p text:style-name="P17"/>
      <text:p text:style-name="P14">Nació en hawai en 1947, Alcanzó la fama en 1997 con el libro “Rich Dad, poor dad”, <text:span text:style-name="T10">que coescribió junto a la contadora norteamericana Sharon Lechter.</text:span></text:p>
      <text:p text:style-name="P13"/>
      <text:p text:style-name="P13"><text:span text:style-name="T9">E</text:span>ducación:<text:tab/><text:tab/><text:tab/><text:tab/><text:span text:style-name="T9">Si deseas ser rico y feliz ¡No vayas a la escuela!</text:span></text:p>
      <text:p text:style-name="P13"/>
      <text:p text:style-name="P13"><text:span text:style-name="T9">E</text:span>mprendimiento: Vende tu empresa un año luego de crearla</text:p>
      <text:p text:style-name="P7"/>
      <text:p text:style-name="P7"><text:span text:style-name="T9">Innovación:<text:tab/><text:tab/><text:tab/><text:tab/>Ni la menciona … .</text:span></text:p>
      <text:p text:style-name="P7"/>
      <text:p text:style-name="P7"><text:span text:style-name="T2">1. La prorrogativa de los ricos es </text:span><text:span text:style-name="T4">el soborno</text:span></text:p>
      <text:p text:style-name="P5"><text:span text:style-name="T2">2. El dinero no es un medio, es un fin.</text:span></text:p>
      <text:p text:style-name="P5"><text:span text:style-name="T8">3. La compra de la casa en subasta.</text:span></text:p>
      <text:p text:style-name="P13">4. Los ricos pueden cambiar las leyes</text:p>
      <text:p text:style-name="P13">5. Kiyosaki apuesta con las empresas</text:p>
      <text:p text:style-name="P13">6. <text:span text:style-name="T11">Era del conocimiento = Información privilegiada.</text:span></text:p>
      <text:p text:style-name="P13"/>
      <text:p text:style-name="P8"><text:span text:style-name="T2">Sentí una gran repulsión al leer este libro. </text:span>Atentaba contra todos mis principios; pero lo que más me molestó, es que <text:span text:style-name="T10">todas estas ideas concuerdan con alguna de las experiencias que he tenido a lo largo de mi corta vida.</text:span></text:p>
      <text:p text:style-name="P19">PROPIEDAD PRIVADA</text:p>
      <text:p text:style-name="P15"><text:span text:style-name="T12">ACTO</text:span> 1: Durante una jornada de trabajo en la escuela planté un arbolito: un naranjo.</text:p>
      <text:p text:style-name="P15">Durante los dos años siguientes lo regué, podé, limpié, <text:span text:style-name="T14">saboreando en mi mente las naranjas. </text:span>Hasta que un buen día comenzó a darme sus frutos. Comí algunos, otros lo vendí o canjeé en el recreo. <text:span text:style-name="T14">Fui feliz.</text:span></text:p>
      <text:p text:style-name="P15">P<text:span text:style-name="T12">P</text:span>1: Un día comencé a notar que alguien cogía la naranjas maduras.</text:p>
      <text:p text:style-name="P15">A<text:span text:style-name="T12">CTO</text:span> 2: Fuí a preguntar al portero si sabía <text:span text:style-name="T13">algo</text:span>: nada. Fuí a contarle a la profesora que alguien estaba robando mis naranjas: <text:span text:style-name="T12">dijo que si el árbol estaba en la escuela le pertenecía a todos.</text:span></text:p>
      <text:p text:style-name="P15"><text:span text:style-name="T12">PP</text:span>2: <text:span text:style-name="T13">Esa tarde le conté lo sucedido a mi abuelita, su respuesta fue: “Dios dijo compartir”</text:span></text:p>
      <text:p text:style-name="P16"><text:span text:style-name="T12">ACTO</text:span> 3: <text:span text:style-name="T14">Al perder el incentivo de las naranjas dejé de ocuparme del árbol; tristemente ese mismo año se secó.</text:span></text:p>
      <text:p text:style-name="P16"/>
      <text:p text:style-name="P16"><text:span text:style-name="T14">COMENTARIO: Como ven, yo no lo sabía pero en mi escuela vivíamos bajo un régimen comunista. La propiedad privada solo existe en el capitalismo.</text:span></text:p>
      <text:p text:style-name="P20">USURA</text:p>
      <text:p text:style-name="P16"><text:span text:style-name="T12">ACTO</text:span> 1: </text:p>
      <text:p text:style-name="P16"/>
      <text:p text:style-name="P16">P<text:span text:style-name="T12">P</text:span>1: </text:p>
      <text:p text:style-name="P16"/>
      <text:p text:style-name="P16">A<text:span text:style-name="T12">CTO</text:span> 2: </text:p>
      <text:p text:style-name="P16"/>
      <text:p text:style-name="P16"><text:span text:style-name="T12">PP</text:span>2: </text:p>
      <text:p text:style-name="P16"/>
      <text:p text:style-name="P16"><text:span text:style-name="T12">ACTO</text:span> 3: </text:p>
      <text:p text:style-name="P16"/>
      <text:p text:style-name="P16"><text:span text:style-name="T14">COMENTARIO: </text:span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4:53:39.095964777</meta:creation-date>
    <dc:date>2019-04-17T17:55:11.191678538</dc:date>
    <meta:editing-duration>PT1H25M56S</meta:editing-duration>
    <meta:editing-cycles>9</meta:editing-cycles>
    <meta:generator>LibreOffice/5.1.6.2$Linux_x86 LibreOffice_project/10m0$Build-2</meta:generator>
    <meta:document-statistic meta:table-count="0" meta:image-count="0" meta:object-count="0" meta:page-count="5" meta:paragraph-count="52" meta:word-count="492" meta:character-count="2878" meta:non-whitespace-character-count="2413"/>
  </office:meta>
</office:document-meta>
</file>